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78A057D437835CF5ED2.jpg" manifest:media-type="image/jpeg"/>
  <manifest:file-entry manifest:full-path="Pictures/100000000000028000000168A2B1BAF328BEA2B4.jpg" manifest:media-type="image/jpeg"/>
  <manifest:file-entry manifest:full-path="Pictures/1000000000000400000002C3060E97A72FE13319.jpg" manifest:media-type="image/jpeg"/>
  <manifest:file-entry manifest:full-path="Pictures/1000000000000139000000DF6466E2FCEE9F4EB0.jpg" manifest:media-type="image/jpeg"/>
  <manifest:file-entry manifest:full-path="Pictures/10000000000001AD0000020048360F4D7737E2DC.jpg" manifest:media-type="image/jpeg"/>
  <manifest:file-entry manifest:full-path="Pictures/100000000000015B000000F3F8121F7826E0C57C.jpg" manifest:media-type="image/jpeg"/>
  <manifest:file-entry manifest:full-path="Pictures/10000000000001B800000108EC97B355AA1C3A7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7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cm, 2.421cm, 1.612cm, 2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639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851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64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49cm" svg:height="8.186cm" svg:x="10.1cm" svg:y="0.534cm">
          <draw:image xlink:href="Pictures/1000000000000139000000DF6466E2FCEE9F4EB0.jpg" xlink:type="simple" xlink:show="embed" xlink:actuate="onLoad">
            <text:p/>
          </draw:image>
        </draw:frame>
        <draw:frame draw:style-name="gr2" draw:text-style-name="P1" draw:layer="layout" svg:width="9.08cm" svg:height="10.065cm" svg:x="21.3cm" svg:y="0.6cm">
          <draw:image xlink:href="Pictures/10000000000001AD0000020048360F4D7737E2DC.jpg" xlink:type="simple" xlink:show="embed" xlink:actuate="onLoad">
            <text:p/>
          </draw:image>
        </draw:frame>
        <draw:frame draw:style-name="gr1" draw:text-style-name="P1" draw:layer="layout" svg:width="11.6cm" svg:height="8.124cm" svg:x="-1.4cm" svg:y="0.576cm">
          <draw:image xlink:href="Pictures/100000000000015B000000F3F8121F7826E0C57C.jpg" xlink:type="simple" xlink:show="embed" xlink:actuate="onLoad">
            <text:p/>
          </draw:image>
        </draw:frame>
        <draw:frame draw:style-name="gr3" draw:text-style-name="P1" draw:layer="layout" svg:width="17.805cm" svg:height="9.463cm" svg:x="-1.405cm" svg:y="8.637cm">
          <draw:image xlink:href="Pictures/10000000000001B800000108EC97B355AA1C3A77.jpg" xlink:type="simple" xlink:show="embed" xlink:actuate="onLoad">
            <text:p/>
          </draw:image>
        </draw:frame>
        <draw:frame draw:style-name="gr4" draw:text-style-name="P1" draw:layer="layout" svg:width="17.238cm" svg:height="9.8cm" svg:x="-1.4cm" svg:y="16.299cm">
          <draw:image xlink:href="Pictures/1000000000000400000002C3060E97A72FE13319.jpg" xlink:type="simple" xlink:show="embed" xlink:actuate="onLoad">
            <text:p/>
          </draw:image>
        </draw:frame>
        <draw:frame draw:style-name="gr5" draw:text-style-name="P1" draw:layer="layout" svg:width="14.738cm" svg:height="10cm" svg:x="15.662cm" svg:y="8.6cm">
          <draw:image xlink:href="Pictures/10000000000007D00000078A057D437835CF5ED2.jpg" xlink:type="simple" xlink:show="embed" xlink:actuate="onLoad">
            <text:p/>
          </draw:image>
        </draw:frame>
        <draw:frame draw:style-name="gr6" draw:text-style-name="P1" draw:layer="layout" svg:width="17.246cm" svg:height="7.599cm" svg:x="13.454cm" svg:y="18.5cm">
          <draw:image xlink:href="Pictures/100000000000028000000168A2B1BAF328BEA2B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9T17:22:23.418834622</meta:creation-date>
    <dc:date>2020-10-29T18:51:01.023079759</dc:date>
    <meta:editing-duration>PT13M36S</meta:editing-duration>
    <meta:editing-cycles>3</meta:editing-cycles>
    <meta:generator>LibreOffice/5.1.6.2$Linux_X86_64 LibreOffice_project/10m0$Build-2</meta:generator>
    <meta:document-statistic meta:object-count="7"/>
  </office:meta>
</office:document-meta>
</file>